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language-asian="en" style:country-asian="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9" style:family="table-row">
      <style:table-row-properties style:row-height="0.3152in" style:use-optimal-row-height="false"/>
    </style:style>
    <style:style style:name="TableCell2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0" style:family="table-row">
      <style:table-row-properties style:row-height="0.3152in" style:use-optimal-row-height="false" fo:keep-together="always"/>
    </style:style>
    <style:style style:name="TableCell2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3" style:parent-style-name="Footer" style:family="paragraph">
      <style:text-properties style:font-name="Nirmala UI" style:font-name-complex="Nirmala UI" fo:font-weight="bold" style:font-weight-asian="bold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Footer" style:family="paragraph">
      <style:text-properties style:font-name="Nirmala UI" style:font-name-complex="Nirmala UI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 style:master-page-name="MP1">
      <style:table-properties style:width="7.4354in" fo:margin-left="-0.0069in" table:align="left"/>
    </style:style>
    <style:style style:name="TableRow281" style:family="table-row">
      <style:table-row-properties style:min-row-height="0.6729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Cell29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0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3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text-properties fo:font-size="18pt" style:font-size-asian="18pt" style:font-size-complex="18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fo:font-size="18pt" style:font-size-asian="18pt" style:font-size-complex="1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8pt" style:font-size-asian="18pt" style:font-size-complex="18pt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fo:font-size="18pt" style:font-size-asian="18pt" style:font-size-complex="1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8pt" style:font-size-asian="18pt" style:font-size-complex="18pt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size="18pt" style:font-size-asian="18pt" style:font-size-complex="18pt"/>
    </style:style>
    <style:style style:name="TableCell4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73" style:family="table-row">
      <style:table-row-properties style:min-row-height="0.0173in" style:use-optimal-row-height="false"/>
    </style:style>
    <style:style style:name="TableCell47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7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text-properties fo:font-size="18pt" style:font-size-asian="18pt" style:font-size-complex="18pt"/>
    </style:style>
    <style:style style:name="P48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5" style:parent-style-name="Normal" style:family="paragraph">
      <style:paragraph-properties fo:text-align="center"/>
    </style:style>
    <style:style style:name="P486" style:parent-style-name="Normal" style:family="paragraph">
      <style:paragraph-properties fo:text-align="center"/>
    </style:style>
    <style:style style:name="T48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0" style:parent-style-name="DefaultParagraphFont" style:family="text">
      <style:text-properties fo:color="#212121" fo:font-size="14pt" style:font-size-asian="14pt" style:font-size-complex="14pt" style:script-type="complex"/>
    </style:style>
    <style:style style:name="T49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2" style:parent-style-name="DefaultParagraphFont" style:family="text">
      <style:text-properties fo:color="#212121" fo:font-size="14pt" style:font-size-asian="14pt" style:font-size-complex="14pt" style:script-type="complex"/>
    </style:style>
    <style:style style:name="P49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6" style:parent-style-name="DefaultParagraphFont" style:family="text">
      <style:text-properties fo:color="#212121" fo:font-size="14pt" style:font-size-asian="14pt" style:font-size-complex="14pt" style:script-type="complex"/>
    </style:style>
    <style:style style:name="T497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8" style:parent-style-name="DefaultParagraphFont" style:family="text">
      <style:text-properties fo:color="#212121" fo:font-size="14pt" style:font-size-asian="14pt" style:font-size-complex="14pt" style:script-type="complex"/>
    </style:style>
    <style:style style:name="P499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00" style:parent-style-name="DefaultParagraphFont" style:family="text">
      <style:text-properties style:language-asian="en" style:country-asian="IN"/>
    </style:style>
    <style:style style:name="P501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2" style:parent-style-name="DefaultParagraphFont" style:family="text">
      <style:text-properties style:language-asian="en" style:country-asian="IN"/>
    </style:style>
    <style:style style:name="P50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</text:span><text:span text:style-name="T110">7</text:span><text:span text:style-name="T111"><text:s/>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</text:span><text:span text:style-name="T122">7.30</text:span><text:span text:style-name="T123"><text:s/>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</text:span><text:span text:style-name="T147">8.30</text:span><text:span text:style-name="T148"><text:s/>बजे</text:span></text:p>
          </table:table-cell>
          <table:table-cell table:style-name="TableCell149">
            <text:p text:style-name="P150">34</text:p>
          </table:table-cell>
          <table:table-cell table:style-name="TableCell151">
            <text:p text:style-name="TableContents"><text:span text:style-name="T152"><text:s/>5</text:span><text:span text:style-name="T153"><text:s/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5</text:p>
          </table:table-cell>
          <table:table-cell table:style-name="TableCell157">
            <text:p text:style-name="TableContents"><text:span text:style-name="T158"><text:s/>डिनर <text:s/></text:span><text:span text:style-name="T159">9</text:span><text:span text:style-name="T160"><text:s/>बजे</text:span></text:p>
          </table:table-cell>
          <table:table-cell table:style-name="TableCell161">
            <text:p text:style-name="P162">35</text:p>
          </table:table-cell>
          <table:table-cell table:style-name="TableCell163">
            <text:p text:style-name="TableContents"><text:span text:style-name="T164"><text:s/>नाश्ते के लिए रुकते समय</text:span></text:p>
          </table:table-cell>
        </table:table-row>
        <table:table-row table:style-name="TableRow165">
          <table:table-cell table:style-name="TableCell166">
            <text:p text:style-name="P167">16</text:p>
          </table:table-cell>
          <table:table-cell table:style-name="TableCell168">
            <text:p text:style-name="TableContents"><text:span text:style-name="T169"><text:s/>डिनर <text:s/></text:span><text:span text:style-name="T170">9.30</text:span><text:span text:style-name="T171"><text:s/>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7</text:p>
          </table:table-cell>
          <table:table-cell table:style-name="TableCell179">
            <text:p text:style-name="TableContents"><text:span text:style-name="T180"><text:s/>डिनर <text:s/></text:span><text:span text:style-name="T181">10</text:span><text:span text:style-name="T182"><text:s/>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8</text:p>
          </table:table-cell>
          <table:table-cell table:style-name="TableCell190">
            <text:p text:style-name="TableContents"><text:span text:style-name="T191"><text:s/>डिनर <text:s/></text:span><text:span text:style-name="T192">10.30</text:span><text:span text:style-name="T193"><text:s/>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<draw:custom-shape svg:x="-0.65417in" svg:y="0.21944in" svg:width="3.71875in" svg:height="0.84375in" draw:z-index="251669504" draw:id="id0" draw:style-name="a1" draw:name="Rounded Rectangle 13" text:anchor-type="paragraph"><svg:title/><svg:desc/><text:p text:style-name="P198"><text:span text:style-name="T199">अनाउंसमेंट ना चले तो<text:s/></text:span><text:span text:style-name="T200">BUSFLIX <text:s/></text:span><text:span text:style-name="T201">बॉक्स बंद चालू करे</text:span></text:p><text:p text:style-name="P202"/><text:p text:style-name="P20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 <text:s/></text:span><text:span text:style-name="T209">11</text:span><text:span text:style-name="T210"><text:s/>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TableContents"><text:span text:style-name="T214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5">Your text here</text:p></draw:text-box><svg:title/><svg:desc/></draw:frame></text:span></text:p>
          </table:table-cell>
        </table:table-row>
        <table:table-row table:style-name="TableRow216">
          <table:table-cell table:style-name="TableCell217">
            <text:p text:style-name="P218">20</text:p>
          </table:table-cell>
          <table:table-cell table:style-name="TableCell219">
            <text:p text:style-name="TableContents"><text:span text:style-name="T220"><text:s/>डिनर<text:s/></text:span><text:span text:style-name="T221">11.30</text:span><text:span text:style-name="T222"><text:s/>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1</text:p>
          </table:table-cell>
          <table:table-cell table:style-name="TableCell230">
            <text:p text:style-name="TableContents"><text:span text:style-name="T231"><text:s/>डिनर <text:s/></text:span><text:span text:style-name="T232">12</text:span><text:span text:style-name="T233"><text:s/>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2</text:p>
          </table:table-cell>
          <table:table-cell table:style-name="TableCell241">
            <text:p text:style-name="TableContents"><text:span text:style-name="T242"><text:s/>डिनर <text:s/></text:span><text:span text:style-name="T243">12.30</text:span><text:span text:style-name="T244"><text:s/>बजे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3</text:p>
          </table:table-cell>
          <table:table-cell table:style-name="TableCell252">
            <text:p text:style-name="TableContents"><text:span text:style-name="T253"><text:s/>डिनर <text:s/></text:span><text:span text:style-name="T254">1</text:span><text:span text:style-name="T255"><text:s/>बजे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4</text:p>
          </table:table-cell>
          <table:table-cell table:style-name="TableCell263">
            <text:p text:style-name="TableContents"><text:span text:style-name="T264"><text:s/>डिनर <text:s/>के लिए रुकते समय</text:span></text:p>
            <text:p text:style-name="P265"/>
            <text:p text:style-name="P266"/>
            <text:p text:style-name="P267"/>
          </table:table-cell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Textbody"/>
      <text:p text:style-name="P273">How to use –</text:p>
      <text:p text:style-name="P274">1. Press the correct number<text:s/><text:tab/>and immediately press “Enter” (Green) key on the keypad.</text:p>
      <text:p text:style-name="P275">2. To<text:s/>stop<text:s/>the playing announcement<text:s/>press “Backspace” (Red) key.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8"/>
          </table:table-cell>
          <table:table-cell table:style-name="TableCell289">
            <text:p text:style-name="P290"><text:span text:style-name="T291">औरंगाबाद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गोवा</text:span></text:p>
          </table:table-cell>
        </table:table-row>
        <table:table-row table:style-name="TableRow297">
          <table:table-cell table:style-name="TableCell298">
            <text:p text:style-name="P299">41</text:p>
          </table:table-cell>
          <table:table-cell table:style-name="TableCell300">
            <text:p text:style-name="TableContents"><text:span text:style-name="T301"><text:s/></text:span><text:span text:style-name="T302">अदालत रोड</text:span></text:p>
          </table:table-cell>
          <table:table-cell table:style-name="TableCell303">
            <text:p text:style-name="P304">71</text:p>
          </table:table-cell>
          <table:table-cell table:style-name="TableCell305">
            <text:p text:style-name="TableContents"><text:span text:style-name="T306">बंदा कट्टा कॉर्नर</text:span></text:p>
          </table:table-cell>
        </table:table-row>
        <table:table-row table:style-name="TableRow307">
          <table:table-cell table:style-name="TableCell308">
            <text:p text:style-name="P309">42</text:p>
          </table:table-cell>
          <table:table-cell table:style-name="TableCell310">
            <text:p text:style-name="TableContents"><text:span text:style-name="T311"><text:s/></text:span><text:span text:style-name="T312">वालुज</text:span></text:p>
          </table:table-cell>
          <table:table-cell table:style-name="TableCell313">
            <text:p text:style-name="P314">72</text:p>
          </table:table-cell>
          <table:table-cell table:style-name="TableCell315">
            <text:p text:style-name="TableContents"><text:span text:style-name="T316">मपुसा</text:span></text:p>
          </table:table-cell>
        </table:table-row>
        <table:table-row table:style-name="TableRow317">
          <table:table-cell table:style-name="TableCell318">
            <text:p text:style-name="P319">43</text:p>
          </table:table-cell>
          <table:table-cell table:style-name="TableCell320">
            <text:p text:style-name="P321"><text:s/></text:p>
          </table:table-cell>
          <table:table-cell table:style-name="TableCell322">
            <text:p text:style-name="P323">73</text:p>
          </table:table-cell>
          <table:table-cell table:style-name="TableCell324">
            <text:p text:style-name="TableContents"><text:span text:style-name="T325">पणजी</text:span></text:p>
          </table:table-cell>
        </table:table-row>
        <table:table-row table:style-name="TableRow326">
          <table:table-cell table:style-name="TableCell327">
            <text:p text:style-name="P328">44</text:p>
          </table:table-cell>
          <table:table-cell table:style-name="TableCell329">
            <text:p text:style-name="P330"><text:s/></text:p>
          </table:table-cell>
          <table:table-cell table:style-name="TableCell331">
            <text:p text:style-name="P332">74</text:p>
          </table:table-cell>
          <table:table-cell table:style-name="TableCell333">
            <text:p text:style-name="TableContents"><text:span text:style-name="T334">मार्गो</text:span><text:span text:style-name="T335"><text:s/>(</text:span><text:span text:style-name="T336">बस स्टैंड</text:span><text:span text:style-name="T337">)</text:span></text:p>
          </table:table-cell>
        </table:table-row>
        <table:table-row table:style-name="TableRow338">
          <table:table-cell table:style-name="TableCell339">
            <text:p text:style-name="P340">45</text:p>
          </table:table-cell>
          <table:table-cell table:style-name="TableCell341">
            <text:p text:style-name="P342"><text:s/></text:p>
          </table:table-cell>
          <table:table-cell table:style-name="TableCell343">
            <text:p text:style-name="P344">75</text:p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46</text:p>
          </table:table-cell>
          <table:table-cell table:style-name="TableCell350">
            <text:p text:style-name="P351"><text:s/></text:p>
          </table:table-cell>
          <table:table-cell table:style-name="TableCell352">
            <text:p text:style-name="P353">76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47</text:p>
          </table:table-cell>
          <table:table-cell table:style-name="TableCell359">
            <text:p text:style-name="P360"><text:s/></text:p>
          </table:table-cell>
          <table:table-cell table:style-name="TableCell361">
            <text:p text:style-name="P362">77</text:p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48</text:p>
          </table:table-cell>
          <table:table-cell table:style-name="TableCell368">
            <text:p text:style-name="P369"><text:s/></text:p>
          </table:table-cell>
          <table:table-cell table:style-name="TableCell370">
            <text:p text:style-name="P371">78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49</text:p>
          </table:table-cell>
          <table:table-cell table:style-name="TableCell377">
            <text:p text:style-name="P378"><text:s/></text:p>
          </table:table-cell>
          <table:table-cell table:style-name="TableCell379">
            <text:p text:style-name="P380">79</text:p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50</text:p>
          </table:table-cell>
          <table:table-cell table:style-name="TableCell386">
            <text:p text:style-name="P387"><text:s/></text:p>
          </table:table-cell>
          <table:table-cell table:style-name="TableCell388">
            <text:p text:style-name="P389">80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51</text:p>
          </table:table-cell>
          <table:table-cell table:style-name="TableCell395">
            <text:p text:style-name="P396"><text:s text:c="2"/></text:p>
          </table:table-cell>
          <table:table-cell table:style-name="TableCell397">
            <text:p text:style-name="P398">81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52</text:p>
          </table:table-cell>
          <table:table-cell table:style-name="TableCell404">
            <text:p text:style-name="P405"><text:s/></text:p>
          </table:table-cell>
          <table:table-cell table:style-name="TableCell406">
            <text:p text:style-name="P407">82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53</text:p>
          </table:table-cell>
          <table:table-cell table:style-name="TableCell413">
            <text:p text:style-name="P414"><text:s/></text:p>
          </table:table-cell>
          <table:table-cell table:style-name="TableCell415">
            <text:p text:style-name="P416">83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4</text:p>
          </table:table-cell>
          <table:table-cell table:style-name="TableCell422">
            <text:p text:style-name="P423"><text:s/></text:p>
          </table:table-cell>
          <table:table-cell table:style-name="TableCell424">
            <text:p text:style-name="P425">84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55</text:p>
          </table:table-cell>
          <table:table-cell table:style-name="TableCell431">
            <text:p text:style-name="P432"><text:s/></text:p>
          </table:table-cell>
          <table:table-cell table:style-name="TableCell433">
            <text:p text:style-name="P434">85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56</text:p>
          </table:table-cell>
          <table:table-cell table:style-name="TableCell440">
            <text:p text:style-name="P441"><text:s/></text:p>
          </table:table-cell>
          <table:table-cell table:style-name="TableCell442">
            <text:p text:style-name="P443">86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57</text:p>
          </table:table-cell>
          <table:table-cell table:style-name="TableCell449">
            <text:p text:style-name="P450"><text:s/></text:p>
          </table:table-cell>
          <table:table-cell table:style-name="TableCell451">
            <text:p text:style-name="P452">87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58</text:p>
          </table:table-cell>
          <table:table-cell table:style-name="TableCell458">
            <text:p text:style-name="P459"><text:s/></text:p>
          </table:table-cell>
          <table:table-cell table:style-name="TableCell460">
            <text:p text:style-name="P461">88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59</text:p>
          </table:table-cell>
          <table:table-cell table:style-name="TableCell467">
            <text:p text:style-name="P468"><text:s/></text:p>
          </table:table-cell>
          <table:table-cell table:style-name="TableCell469">
            <text:p text:style-name="P470">89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60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90</text:p>
          </table:table-cell>
          <table:table-cell table:style-name="TableCell480">
            <text:p text:style-name="P481"/>
          </table:table-cell>
        </table:table-row>
      </table:table>
      <text:p text:style-name="P482"><text:span text:style-name="T483"><draw:custom-shape svg:x="4.63333in" svg:y="0.16181in" svg:width="2.75in" svg:height="1.05in" draw:z-index="251670528" draw:id="id2" draw:style-name="a4" draw:name="Rounded Rectangle 15" text:anchor-type="paragraph"><svg:title/><svg:desc/><text:p text:style-name="P484">Restart<text:s/>BUSFLIX box if Announcement is not playing</text:p><text:p text:style-name="P485"/><text:p text:style-name="P48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7"><text:tab/></text:span></text:p>
      <text:p text:style-name="Footer"><text:span text:style-name="T488">इस्तेमाल <text:s/>–</text:span></text:p>
      <text:p text:style-name="Footer"><text:span text:style-name="T489">1.<text:s/></text:span><text:bookmark-start text:name="tw-target-text"/><text:bookmark-end text:name="tw-target-text"/><text:span text:style-name="T490">सही नंबर दबाएं और तुरंत कीपैड पर ग्रीन</text:span><text:span text:style-name="T491"><text:s/>बटन</text:span><text:span text:style-name="T492"><text:s/>दबाएं।</text:span></text:p>
      <text:p text:style-name="P493"><text:span text:style-name="T494">2.<text:s/></text:span><text:span text:style-name="T495">अन्नोउंसमेंट<text:s/></text:span><text:span text:style-name="T496">को रोकने के लिए लाल</text:span><text:span text:style-name="T497"><text:s/>बटन</text:span><text:span text:style-name="T498"><text:s/>दबाएं ।</text:span></text:p>
      <text:p text:style-name="P499"><text:span text:style-name="T500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1"/></draw:text-box><svg:title/><svg:desc/></draw:frame></text:span><text:span text:style-name="T502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3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8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PAULO TRAVELS<text:tab/><text:tab/><text:s text:c="8"/>AR 11 A 5045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4">PAULO TRAVELS<text:tab/><text:tab/><text:s text:c="8"/>AR 11 A 5045</text:p>
        <text:p text:style-name="Header"><text:span text:style-name="T285"><text:tab/><text:s text:c="12"/></text:span><text:span text:style-name="T286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7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8T07:41:00Z</meta:creation-date>
    <dc:date>2017-09-18T07:41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94" meta:character-count="1299" meta:row-count="9" meta:non-whitespace-character-count="1107"/>
  </office:meta>
</office:document-meta>
</file>